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draw:marker-start-width="0.205cm" draw:marker-end="Arrow" draw:marker-end-width="0.305cm" draw:fill="none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768cm"/>
    </style:style>
    <style:style style:name="gr6" style:family="graphic" style:parent-style-name="standard" style:list-style-name="L1">
      <style:graphic-properties draw:stroke="solid" svg:stroke-width="0.1cm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Fine_20_Dashed" svg:stroke-width="0.05cm" draw:marker-start-width="0.275cm" draw:marker-end="Arrow" draw:marker-end-width="0.31cm" draw:fill="none" draw:textarea-vertical-align="middle" fo:padding-top="0.05cm" fo:padding-bottom="0.05cm" fo:padding-left="0.175cm" fo:padding-right="0.175cm"/>
    </style:style>
    <style:style style:name="gr9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svg:stroke-width="0.05cm" draw:marker-start="Arrow" draw:marker-start-width="0.31cm" draw:marker-end="" draw:marker-end-width="0.30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draw:marker-start="Arrow" draw:marker-start-width="0.31cm" draw:marker-end="" draw:marker-end-width="0.305cm" draw:fill="none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solid" svg:stroke-width="0.1cm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 style:list-style-name="L1">
      <style:graphic-properties draw:stroke="solid" svg:stroke-width="0.1cm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 style:list-style-name="L1">
      <style:graphic-properties draw:stroke="solid" svg:stroke-width="0.1cm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Bitstream Char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Charter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666666" style:font-name="Bitstream Char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Bitstream Charter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style:text-outline="false" style:text-line-through-style="none" style:text-line-through-type="none" style:font-name="Bitstream Charter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Bitstream Charter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Bitstream Charter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5cm" svg:height="2.8cm" svg:x="11.6cm" svg:y="2.1cm">
          <text:p text:style-name="P1"><text:span text:style-name="T1">Neuromorphic </text:span></text:p>
          <text:p text:style-name="P1"><text:span text:style-name="T1">Engineering</text:span></text:p>
          <text:p text:style-name="P1"><text:span text:style-name="T2">Chapt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3.2cm" svg:y1="4.9cm" svg:x2="10.8cm" svg:y2="6.4cm">
          <text:p/>
        </draw:line>
        <draw:custom-shape draw:style-name="gr3" draw:text-style-name="P2" draw:layer="layout" svg:width="6cm" svg:height="2.8cm" svg:x="7.6cm" svg:y="6.4cm">
          <text:p text:style-name="P1"><text:span text:style-name="T3">Brain modelling</text:span></text:p>
          <text:p text:style-name="P1"><text:span text:style-name="T3">using SNNs</text:span></text:p>
          <text:p text:style-name="P1"><text:span text:style-name="T2">Chapt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cm" svg:height="2.8cm" svg:x="15.2cm" svg:y="6.4cm">
          <text:p text:style-name="P1"><text:span text:style-name="T3">Neuromorphic H/W</text:span></text:p>
          <text:p text:style-name="P1"><text:span text:style-name="T3">for SNN simulation</text:span><text:span text:style-name="T1"> </text:span></text:p>
          <text:p text:style-name="P1"><text:span text:style-name="T2">Chapt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3.756cm" svg:height="1.018cm" svg:x="12.5cm" svg:y="5.1cm">
          <draw:text-box>
            <text:p text:style-name="P4"><text:span text:style-name="T2">objectives</text:span></text:p>
          </draw:text-box>
        </draw:frame>
        <draw:custom-shape draw:style-name="gr6" draw:text-style-name="P2" draw:layer="layout" svg:width="5.5cm" svg:height="2.8cm" svg:x="11.6cm" svg:y="10.7cm">
          <text:p text:style-name="P1"><text:span text:style-name="T4">Thesis aim:</text:span></text:p>
          <text:p text:style-name="P1"><text:span text:style-name="T1">Deep SNNs on</text:span></text:p>
          <text:p text:style-name="P1"><text:span text:style-name="T1">AI ta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6cm" svg:y1="9.2cm" svg:x2="13.1cm" svg:y2="10.7cm">
          <text:p/>
        </draw:line>
        <draw:line draw:style-name="gr2" draw:text-style-name="P3" draw:layer="layout" svg:x1="18cm" svg:y1="9.2cm" svg:x2="15.6cm" svg:y2="10.7cm">
          <text:p/>
        </draw:line>
        <draw:line draw:style-name="gr2" draw:text-style-name="P3" draw:layer="layout" svg:x1="15.6cm" svg:y1="4.9cm" svg:x2="18.1cm" svg:y2="6.4cm">
          <text:p/>
        </draw:line>
        <draw:frame draw:style-name="gr5" draw:text-style-name="P4" draw:layer="layout" svg:width="3.756cm" svg:height="1.018cm" svg:x="12.5cm" svg:y="9.5cm">
          <draw:text-box>
            <text:p text:style-name="P4"><text:span text:style-name="T2">support for</text:span></text:p>
          </draw:text-box>
        </draw:frame>
        <draw:custom-shape draw:style-name="gr7" draw:text-style-name="P2" xml:id="id2" draw:id="id2" draw:layer="layout" svg:width="5.5cm" svg:height="2.8cm" svg:x="20.7cm" svg:y="10.8cm">
          <text:p text:style-name="P1"><text:span text:style-name="T4">Long-term goal:</text:span></text:p>
          <text:p text:style-name="P1"><text:span text:style-name="T1">Neuromorphic</text:span></text:p>
          <text:p text:style-name="P1"><text:span text:style-name="T1">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3.756cm" svg:height="1.783cm" svg:x="7.8cm" svg:y="11.182cm">
          <draw:text-box>
            <text:p text:style-name="P4"><text:span text:style-name="T2">benefits</text:span></text:p>
            <text:p text:style-name="P4"><text:span text:style-name="T2">to</text:span></text:p>
          </draw:text-box>
        </draw:frame>
        <draw:connector draw:style-name="gr8" draw:text-style-name="P3" draw:layer="layout" svg:x1="17.1cm" svg:y1="3.5cm" svg:x2="23.45cm" svg:y2="10.8cm" draw:start-shape="id1" draw:start-glue-point="1" draw:end-shape="id2" draw:end-glue-point="0" svg:d="M17100 3500h6350v7300" svg:viewBox="0 0 6351 7301">
          <text:p/>
        </draw:connector>
        <draw:custom-shape draw:style-name="gr9" draw:text-style-name="P2" draw:layer="layout" svg:width="5.5cm" svg:height="2.8cm" svg:x="2.6cm" svg:y="10.7cm">
          <text:p text:style-name="P1"><text:span text:style-name="T1">Deep Learning</text:span></text:p>
          <text:p text:style-name="P1"><text:span text:style-name="T1">in ANNs</text:span></text:p>
          <text:p text:style-name="P1"><text:span text:style-name="T2">Chapter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20.7cm" svg:y1="12.127cm" svg:x2="17.2cm" svg:y2="12.127cm">
          <text:p/>
        </draw:line>
        <draw:frame draw:style-name="gr5" draw:text-style-name="P4" draw:layer="layout" svg:width="4.1cm" svg:height="1.783cm" svg:x="16.9cm" svg:y="11.209cm">
          <draw:text-box>
            <text:p text:style-name="P4"><text:span text:style-name="T2">approaches to</text:span></text:p>
          </draw:text-box>
        </draw:frame>
        <draw:line draw:style-name="gr11" draw:text-style-name="P3" draw:layer="layout" svg:x1="11.588cm" svg:y1="12.127cm" svg:x2="8.088cm" svg:y2="12.127cm">
          <text:p/>
        </draw:line>
        <draw:custom-shape draw:style-name="gr12" draw:text-style-name="P2" draw:layer="layout" svg:width="7.3cm" svg:height="3.4cm" svg:x="2.5cm" svg:y="15.2cm">
          <text:p text:style-name="P1"><text:span text:style-name="T1">A generalised,</text:span></text:p>
          <text:p text:style-name="P1"><text:span text:style-name="T1">simple, off-line</text:span></text:p>
          <text:p text:style-name="P1"><text:span text:style-name="T1">SNN training method</text:span></text:p>
          <text:p text:style-name="P1"><text:span text:style-name="T2">Chapter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7.4cm" svg:height="3.4cm" svg:x="10.6cm" svg:y="15.2cm">
          <text:p text:style-name="P1"><text:span text:style-name="T1">A formalised,</text:span></text:p>
          <text:p text:style-name="P1"><text:span text:style-name="T1">unsupervised, on-line</text:span></text:p>
          <text:p text:style-name="P1"><text:span text:style-name="T1">SNN training method</text:span></text:p>
          <text:p text:style-name="P1"><text:span text:style-name="T2">Chapter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8.7cm" svg:height="3.4cm" svg:x="18.8cm" svg:y="15.2cm">
          <text:p text:style-name="P1"><text:span text:style-name="T1">A spike-based dataset</text:span></text:p>
          <text:p text:style-name="P1"><text:span text:style-name="T1">&amp; an evaluation methodology </text:span></text:p>
          <text:p text:style-name="P1"><text:span text:style-name="T1">to measure SNN performance</text:span></text:p>
          <text:p text:style-name="P1"><text:span text:style-name="T2">Chapter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1.5cm" svg:y1="13.2cm" svg:x2="8.3cm" svg:y2="15.2cm">
          <text:p/>
        </draw:line>
        <draw:line draw:style-name="gr2" draw:text-style-name="P3" draw:layer="layout" svg:x1="17.2cm" svg:y1="13.3cm" svg:x2="20.4cm" svg:y2="15.1cm">
          <text:p/>
        </draw:line>
        <draw:line draw:style-name="gr2" draw:text-style-name="P3" draw:layer="layout" svg:x1="14.4cm" svg:y1="13.5cm" svg:x2="14.4cm" svg:y2="15.2cm">
          <text:p/>
        </draw:line>
        <draw:frame draw:style-name="gr5" draw:text-style-name="P4" draw:layer="layout" svg:width="3.756cm" svg:height="1.018cm" svg:x="12.3cm" svg:y="13.9cm">
          <draw:text-box>
            <text:p text:style-name="P4"><text:span text:style-name="T2">metho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2cm" svg:stroke-color="#000000" draw:marker-start-width="0.5cm" draw:marker-end-width="0.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2T09:35:41.655581022</meta:creation-date>
    <dc:date>2017-07-10T12:09:21.198948927</dc:date>
    <meta:editing-duration>P2DT21H7M4S</meta:editing-duration>
    <meta:editing-cycles>30</meta:editing-cycles>
    <meta:generator>LibreOffice/4.2.8.2$Linux_X86_64 LibreOffice_project/420m0$Build-2</meta:generator>
    <meta:document-statistic meta:object-count="24"/>
  </office:meta>
</office:document-meta>
</file>